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T @OLD_UNIQUE_CHECKS=@@UNIQUE_CHECKS, UNIQUE_CHECKS=0;</text:p>
      <text:p text:style-name="Standard">SET @OLD_FOREIGN_KEY_CHECKS=@@FOREIGN_KEY_CHECKS, FOREIGN_KEY_CHECKS=0;</text:p>
      <text:p text:style-name="Standard">SET @OLD_SQL_MODE=@@SQL_MODE, SQL_MODE='TRADITIONAL';</text:p>
      <text:p text:style-name="Standard"/>
      <text:p text:style-name="Standard">ALTER TABLE `smmdaa_bdGelo`.`tblTransferenciaProducao` </text:p>
      <text:p text:style-name="Standard">DROP FOREIGN KEY `FK_TP_P`;</text:p>
      <text:p text:style-name="Standard"/>
      <text:p text:style-name="Standard">ALTER TABLE `smmdaa_bdGelo`.`tblTransferenciaProducao` </text:p>
      <text:p text:style-name="Standard">DROP COLUMN `intProducaoId`,</text:p>
      <text:p text:style-name="Standard">ADD COLUMN `intMaquinaProducaoId` INT(11) NULL DEFAULT NULL AFTER `intProdutoCamaraId`,</text:p>
      <text:p text:style-name="Standard">ADD INDEX `FK_TP_MP_idx` (`intMaquinaProducaoId` ASC),</text:p>
      <text:p text:style-name="Standard">DROP INDEX `FK_TP_P_idx` ;</text:p>
      <text:p text:style-name="Standard"/>
      <text:p text:style-name="Standard">ALTER TABLE `smmdaa_bdGelo`.`tblTransferenciaProducao` </text:p>
      <text:p text:style-name="Standard">ADD CONSTRAINT `FK_TP_MP`</text:p>
      <text:p text:style-name="Standard"><text:s text:c="2"/>FOREIGN KEY (`intMaquinaProducaoId`)</text:p>
      <text:p text:style-name="Standard"><text:s text:c="2"/>REFERENCES `smmdaa_bdGelo`.`tblMaquinaProducao` (`intMaquinaProducaoId`)</text:p>
      <text:p text:style-name="Standard"><text:s text:c="2"/>ON DELETE NO ACTION</text:p>
      <text:p text:style-name="Standard"><text:s text:c="2"/>ON UPDATE NO ACTION;</text:p>
      <text:p text:style-name="Standard"/>
      <text:p text:style-name="Standard"/>
      <text:p text:style-name="Standard">SET SQL_MODE=@OLD_SQL_MODE;</text:p>
      <text:p text:style-name="Standard">SET FOREIGN_KEY_CHECKS=@OLD_FOREIGN_KEY_CHECKS;</text:p>
      <text:p text:style-name="Standard">SET UNIQUE_CHECKS=@OLD_UNIQUE_CHECK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5:09:15.262902588</meta:creation-date>
    <dc:date>2019-02-18T05:53:52.916275758</dc:date>
    <meta:editing-duration>PT34M27S</meta:editing-duration>
    <meta:editing-cycles>1</meta:editing-cycles>
    <meta:document-statistic meta:table-count="0" meta:image-count="0" meta:object-count="0" meta:page-count="1" meta:paragraph-count="19" meta:word-count="66" meta:character-count="858" meta:non-whitespace-character-count="800"/>
    <meta:generator>LibreOffice/6.1.4.2$Linux_X86_64 LibreOffice_project/10$Build-2</meta:generator>
  </office:meta>
</office:document-meta>
</file>